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E00000033CC5727FE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office:forms form:automatic-focus="false" form:apply-design-mode="false"/>
        <draw:frame draw:style-name="gr1" draw:text-style-name="P1" draw:layer="layout" svg:width="42.271cm" svg:height="35.281cm" svg:x="0.635cm" svg:y="-8.365cm">
          <draw:image xlink:href="Pictures/10000000000003E00000033CC5727FE5.gif" xlink:type="simple" xlink:show="embed" xlink:actuate="onLoad">
            <text:p/>
          </draw:image>
        </draw:frame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42.271cm" svg:height="35.281cm" svg:x="-10.365cm" svg:y="1.354cm">
          <draw:image xlink:href="Pictures/10000000000003E00000033CC5727FE5.gif" xlink:type="simple" xlink:show="embed" xlink:actuate="onLoad">
            <text:p/>
          </draw:image>
        </draw:frame>
      </draw:page>
      <draw:page draw:name="page3" draw:style-name="dp1" draw:master-page-name="Domyślnie">
        <office:forms form:automatic-focus="false" form:apply-design-mode="false"/>
        <draw:frame draw:style-name="gr1" draw:text-style-name="P1" draw:layer="layout" svg:width="42.271cm" svg:height="35.281cm" svg:x="-21.59cm" svg:y="-7.865cm">
          <draw:image xlink:href="Pictures/10000000000003E00000033CC5727FE5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pitch-asian="variable" style:font-size-asian="24pt" style:language-asian="pl" style:country-asian="PL" style:font-family-complex="Tahoma, Lucidasans, 'Lucida Sans', 'Arial Unicode MS'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8-10T15:24:43</meta:creation-date>
    <dc:date>2006-08-23T15:11:03</dc:date>
    <dc:language>pl-PL</dc:language>
    <meta:editing-cycles>4</meta:editing-cycles>
    <meta:editing-duration>PT21M53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